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12pt" style:font-name-asian="Arial1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officeooo:rsid="0017bdac" officeooo:paragraph-rsid="0017bdac" style:font-name-asian="Arial1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'aplicació inicialment carrega una pantalla de login, la qual gestiona la connexió de l'aplicació amb el servidor. Una vegada introduït les credencials correctes, l'aplicació obre una finestra o un altre en funció del tipus d'usuari. Si l'usuari que intenta connectar-se és un usuari administrador, s'obre una finestra amb totes les opcions. En canvi, si l'usuari és un usuari estàndard, l'aplicació obre una finestra amb opcions reduïdes.<text:line-break/><text:line-break/>Per fer les proves entre l'aplicació i el servidor, es fa servir Docker, on es troba tant la base de dades com l'aplicació que gestiona el backend.<text:line-break/><text:line-break/>S'està utilitzant el patró Model Vista Controlador (MVC). Es fa servir JavaFX pel desenvolupament de l'aplicació.<text:line-break/><text:line-break/>La classe loginClient dins la carpeta model és l'encarregada de connectar l'aplicació amb el servidor. Els diferents controladors (loginControler, principalControler i principalStandardControler) fan crides a aquesta classe per fer les operacions de login i logout.<text:line-break/><text:line-break/>De moment no s'està xifrant les connexions amb la base de dades. S'implementarà en pròximes version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-BoldMT" svg:font-family="Arial-BoldMT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11:33:56.097000000</meta:creation-date>
    <dc:date>2024-10-21T11:48:10.610000000</dc:date>
    <meta:editing-duration>PT14M17S</meta:editing-duration>
    <meta:editing-cycles>1</meta:editing-cycles>
    <meta:document-statistic meta:table-count="0" meta:image-count="0" meta:object-count="0" meta:page-count="1" meta:paragraph-count="1" meta:word-count="160" meta:character-count="1074" meta:non-whitespace-character-count="910"/>
    <meta:generator>LibreOffice/7.4.4.2$Windows_X86_64 LibreOffice_project/85569322deea74ec9134968a29af2df5663baa21</meta:generator>
  </office:meta>
</office:document-meta>
</file>